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d2550" officeooo:paragraph-rsid="002d2550"/>
    </style:style>
    <style:style style:name="P3" style:family="paragraph" style:parent-style-name="Standard">
      <style:paragraph-properties fo:text-align="center" style:justify-single-word="false"/>
      <style:text-properties officeooo:paragraph-rsid="001be0a5"/>
    </style:style>
    <style:style style:name="P4" style:family="paragraph" style:parent-style-name="Standard" style:list-style-name="L1"/>
    <style:style style:name="P5" style:family="paragraph" style:parent-style-name="Standard">
      <style:text-properties officeooo:paragraph-rsid="00312e06"/>
    </style:style>
    <style:style style:name="P6" style:family="paragraph" style:parent-style-name="Standard">
      <style:text-properties fo:font-weight="bold" officeooo:paragraph-rsid="002432ad" style:font-weight-asian="bold" style:font-weight-complex="bold"/>
    </style:style>
    <style:style style:name="P7" style:family="paragraph" style:parent-style-name="Standard" style:list-style-name="L2">
      <style:text-properties officeooo:paragraph-rsid="001caee7"/>
    </style:style>
    <style:style style:name="P8" style:family="paragraph" style:parent-style-name="Standard" style:list-style-name="L3">
      <style:text-properties officeooo:paragraph-rsid="001caee7"/>
    </style:style>
    <style:style style:name="P9" style:family="paragraph" style:parent-style-name="Standard" style:list-style-name="L3">
      <style:text-properties officeooo:paragraph-rsid="0021a4fd"/>
    </style:style>
    <style:style style:name="P10" style:family="paragraph" style:parent-style-name="Standard" style:list-style-name="L4">
      <style:text-properties officeooo:paragraph-rsid="001cf468"/>
    </style:style>
    <style:style style:name="P11" style:family="paragraph" style:parent-style-name="Standard" style:list-style-name="L5"/>
    <style:style style:name="P12" style:family="paragraph" style:parent-style-name="Standard" style:list-style-name="L6">
      <style:text-properties officeooo:paragraph-rsid="001f0261"/>
    </style:style>
    <style:style style:name="P13" style:family="paragraph" style:parent-style-name="Standard" style:list-style-name="L7">
      <style:text-properties officeooo:paragraph-rsid="001f211d"/>
    </style:style>
    <style:style style:name="P14" style:family="paragraph" style:parent-style-name="Standard" style:list-style-name="L8"/>
    <style:style style:name="P15" style:family="paragraph" style:parent-style-name="Standard">
      <style:paragraph-properties fo:break-before="page"/>
      <style:text-properties fo:font-weight="bold" officeooo:paragraph-rsid="0021445c" style:font-weight-asian="bold" style:font-weight-complex="bold"/>
    </style:style>
    <style:style style:name="P16" style:family="paragraph" style:parent-style-name="Standard" style:list-style-name="L9">
      <style:text-properties officeooo:paragraph-rsid="0021445c"/>
    </style:style>
    <style:style style:name="P17" style:family="paragraph" style:parent-style-name="Standard" style:list-style-name="L10">
      <style:text-properties officeooo:paragraph-rsid="0021445c"/>
    </style:style>
    <style:style style:name="P18" style:family="paragraph" style:parent-style-name="Standard">
      <style:text-properties fo:font-style="italic" style:font-style-asian="italic" style:font-style-complex="italic"/>
    </style:style>
    <style:style style:name="P19" style:family="paragraph" style:parent-style-name="Standard" style:list-style-name="L11">
      <style:text-properties officeooo:paragraph-rsid="0021445c"/>
    </style:style>
    <style:style style:name="P20" style:family="paragraph" style:parent-style-name="Standard" style:list-style-name="L12">
      <style:text-properties officeooo:paragraph-rsid="0021445c"/>
    </style:style>
    <style:style style:name="P21" style:family="paragraph" style:parent-style-name="Standard" style:list-style-name="L13"/>
    <style:style style:name="P22" style:family="paragraph" style:parent-style-name="Standard" style:list-style-name="L14">
      <style:text-properties officeooo:paragraph-rsid="00232388"/>
    </style:style>
    <style:style style:name="P23" style:family="paragraph" style:parent-style-name="Standard" style:list-style-name="L15"/>
    <style:style style:name="P24" style:family="paragraph" style:parent-style-name="Standard" style:list-style-name="L16">
      <style:text-properties officeooo:paragraph-rsid="0023a4aa"/>
    </style:style>
    <style:style style:name="P25" style:family="paragraph" style:parent-style-name="Standard">
      <style:paragraph-properties fo:break-before="page"/>
      <style:text-properties fo:font-weight="bold" officeooo:paragraph-rsid="002432ad" style:font-weight-asian="bold" style:font-weight-complex="bold"/>
    </style:style>
    <style:style style:name="P26" style:family="paragraph" style:parent-style-name="Standard" style:list-style-name="L17">
      <style:text-properties officeooo:paragraph-rsid="002857b0"/>
    </style:style>
    <style:style style:name="P27" style:family="paragraph" style:parent-style-name="Standard" style:list-style-name="L18">
      <style:text-properties officeooo:paragraph-rsid="002432ad"/>
    </style:style>
    <style:style style:name="P28" style:family="paragraph" style:parent-style-name="Standard" style:list-style-name="L19">
      <style:text-properties officeooo:paragraph-rsid="002579d3"/>
    </style:style>
    <style:style style:name="P29" style:family="paragraph" style:parent-style-name="Standard">
      <style:text-properties fo:font-style="italic" officeooo:rsid="00273283" officeooo:paragraph-rsid="00273283" style:font-style-asian="italic" style:font-style-complex="italic"/>
    </style:style>
    <style:style style:name="P30" style:family="paragraph" style:parent-style-name="Standard" style:list-style-name="L20">
      <style:text-properties officeooo:paragraph-rsid="002432ad"/>
    </style:style>
    <style:style style:name="P31" style:family="paragraph" style:parent-style-name="Standard" style:list-style-name="L21">
      <style:text-properties officeooo:paragraph-rsid="002857b0"/>
    </style:style>
    <style:style style:name="P32" style:family="paragraph" style:parent-style-name="Standard">
      <style:text-properties fo:font-weight="bold" officeooo:paragraph-rsid="002857b0" style:font-weight-asian="bold" style:font-weight-complex="bold"/>
    </style:style>
    <style:style style:name="P33" style:family="paragraph" style:parent-style-name="Standard" style:list-style-name="L22">
      <style:text-properties officeooo:paragraph-rsid="002857b0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</style:style>
    <style:style style:name="P36" style:family="paragraph" style:parent-style-name="Standard">
      <style:text-properties fo:font-weight="bold" officeooo:paragraph-rsid="002a42d7" style:font-weight-asian="bold" style:font-weight-complex="bold"/>
    </style:style>
    <style:style style:name="P37" style:family="paragraph" style:parent-style-name="Standard" style:list-style-name="L23">
      <style:text-properties officeooo:paragraph-rsid="002a42d7"/>
    </style:style>
    <style:style style:name="P38" style:family="paragraph" style:parent-style-name="Standard" style:list-style-name="L23">
      <style:text-properties officeooo:rsid="002857b0" officeooo:paragraph-rsid="002b2643"/>
    </style:style>
    <style:style style:name="P39" style:family="paragraph" style:parent-style-name="Standard" style:list-style-name="L23">
      <style:text-properties officeooo:paragraph-rsid="002857b0"/>
    </style:style>
    <style:style style:name="P40" style:family="paragraph" style:parent-style-name="Standard" style:list-style-name="L24">
      <style:text-properties officeooo:paragraph-rsid="00287d04"/>
    </style:style>
    <style:style style:name="P41" style:family="paragraph" style:parent-style-name="Heading_20_2">
      <style:paragraph-properties fo:keep-with-next="alway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03a6a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12e06" style:font-style-asian="italic" style:font-weight-asian="bold" style:font-style-complex="italic" style:font-weight-complex="bold"/>
    </style:style>
    <style:style style:name="T4" style:family="text">
      <style:text-properties officeooo:rsid="00312e0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caee7"/>
    </style:style>
    <style:style style:name="T7" style:family="text">
      <style:text-properties officeooo:rsid="001cf468"/>
    </style:style>
    <style:style style:name="T8" style:family="text">
      <style:text-properties officeooo:rsid="001dd0da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579d3"/>
    </style:style>
    <style:style style:name="T11" style:family="text">
      <style:text-properties officeooo:rsid="001f211d"/>
    </style:style>
    <style:style style:name="T12" style:family="text">
      <style:text-properties officeooo:rsid="001fa1d9"/>
    </style:style>
    <style:style style:name="T13" style:family="text">
      <style:text-properties officeooo:rsid="00232388"/>
    </style:style>
    <style:style style:name="T14" style:family="text">
      <style:text-properties officeooo:rsid="0023a4aa"/>
    </style:style>
    <style:style style:name="T15" style:family="text">
      <style:text-properties officeooo:rsid="00273283"/>
    </style:style>
    <style:style style:name="T16" style:family="text">
      <style:text-properties officeooo:rsid="002432ad"/>
    </style:style>
    <style:style style:name="T17" style:family="text">
      <style:text-properties officeooo:rsid="002a42d7"/>
    </style:style>
    <style:style style:name="T18" style:family="text">
      <style:text-properties officeooo:rsid="002857b0"/>
    </style:style>
    <style:style style:name="T19" style:family="text">
      <style:text-properties officeooo:rsid="002f5bac"/>
    </style:style>
    <style:style style:name="T20" style:family="text">
      <style:text-properties officeooo:rsid="002b2643"/>
    </style:style>
    <style:style style:name="T21" style:family="text">
      <style:text-properties officeooo:rsid="00287d04"/>
    </style:style>
    <style:style style:name="T22" style:family="text">
      <style:text-properties style:font-name="Liberation Sans" style:font-name-asian="Noto Sans CJK SC" style:font-name-complex="Noto Sans1"/>
    </style:style>
    <style:style style:name="T2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80808" loext:opacity="100%" style:font-name="JetBrains Mono" fo:font-size="10pt" fo:font-style="normal" fo:font-weight="normal" officeooo:rsid="002d5d21" style:font-size-asian="10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rell Piner</text:p>
      <text:p text:style-name="Standard">Louisville, Colorado, USA</text:p>
      <text:p text:style-name="P2">+1 (303) 578-0035</text:p>
      <text:p text:style-name="P2">darpin1963@gmail.com</text:p>
      <text:p text:style-name="P3"/>
      <text:p text:style-name="Standard">Based in Greater Denver, Colorado <text:s text:c="32"/>Authorized to work in the US for any employer. </text:p>
      <text:p text:style-name="Standard">Open to opportunities:</text:p>
      <text:list text:style-name="L1">
        <text:list-item>
          <text:p text:style-name="P4"><text:span text:style-name="T1">onsite</text:span> in Boulder, Downtown Denver and the northern 'Suburbs',</text:p>
        </text:list-item>
        <text:list-item>
          <text:p text:style-name="P4"><text:span text:style-name="T1">hybrid</text:span> in Metro Denver area, and</text:p>
        </text:list-item>
        <text:list-item>
          <text:p text:style-name="P4">fully-<text:span text:style-name="T1">remote </text:span>opportunities</text:p>
        </text:list-item>
      </text:list>
      <text:h text:style-name="Heading_20_2" text:outline-level="2">SUMMARY</text:h>
      <text:p text:style-name="Standard">Extensive experience designing and implementing software systems in a wide array of languages and technologies. Most comfortable with <text:span text:style-name="T1">C++</text:span> and system-level applications; lots of experience with <text:span text:style-name="T1">SaaS</text:span> and <text:span text:style-name="T1">cloud services</text:span> over the last few years.</text:p>
      <text:p text:style-name="Standard"/>
      <text:p text:style-name="Standard">Experience in modern technologies e.g., <text:span text:style-name="T1">OO</text:span>, <text:span text:style-name="T1">containerization</text:span>, <text:span text:style-name="T1">microservices</text:span>, <text:span text:style-name="T1">cloud</text:span>, <text:span text:style-name="T1">REST</text:span>.</text:p>
      <text:p text:style-name="Standard"/>
      <text:p text:style-name="Standard">Full understanding of the <text:span text:style-name="T1">development lifecycle</text:span>, <text:span text:style-name="T1">agile</text:span> processes / ceremonies, and a desire to <text:span text:style-name="T1">drive the processes</text:span> in efficient and useful ways making the <text:span text:style-name="T2">team and </text:span><text:span text:style-name="T1">company grow </text:span>and <text:span text:style-name="T1">helping people</text:span> become <text:span text:style-name="T1">better</text:span> at what they do both professionally and personally.</text:p>
      <text:p text:style-name="Standard"/>
      <text:p text:style-name="Standard">Math geek who enjoys <text:span text:style-name="T1">measuring</text:span> things, <text:span text:style-name="T1">gathering</text:span> data, <text:span text:style-name="T1">identifying</text:span> trends, experimenting with, and “discovering” what the numbers might mean.</text:p>
      <text:p text:style-name="Standard"/>
      <text:p text:style-name="Standard">Extreme interest in identifying and gathering <text:span text:style-name="T1">metrics</text:span> measuring all aspects of software development including inception, planning, and mapping, as well as, typical development tasks, and using such to identify trends and gauge performance.</text:p>
      <text:p text:style-name="Standard"/>
      <text:p text:style-name="Standard">Eager to <text:span text:style-name="T1">lead</text:span> and <text:span text:style-name="T1">inspire</text:span> others (not just engineers) to <text:span text:style-name="T1">become better</text:span> at their craft, whether as their peer, leader, or underling.</text:p>
      <text:p text:style-name="Standard"/>
      <text:p text:style-name="Standard">Love of all things tech. With an eye for new tools and techniques to do really cool things.</text:p>
      <text:h text:style-name="Heading_20_2" text:outline-level="2">OBJECTIVE</text:h>
      <text:p text:style-name="Standard">Secure a position leading and driving development of <text:span text:style-name="T1">interesting</text:span>, <text:span text:style-name="T1">useful</text:span> software and services, where I can <text:span text:style-name="T3">write software</text:span><text:span text:style-name="T4">, </text:span><text:span text:style-name="T1">build teams</text:span>, and <text:span text:style-name="T1">develop engineers</text:span>, plan and build <text:span text:style-name="T1">architectures</text:span> and <text:span text:style-name="T1">software solutions</text:span>, and <text:span text:style-name="T1">mentor</text:span> and help others in the same and on their path.</text:p>
      <text:p text:style-name="P5"/>
      <text:p text:style-name="P5">Specifically, interested in ‘<text:span text:style-name="T1">leadership</text:span>’ roles driving <text:span text:style-name="T1">planning</text:span>, <text:span text:style-name="T1">requirements</text:span>, and <text:span text:style-name="T1">processes</text:span> where tools and techniques are identified and research performed for <text:span text:style-name="T1">proper usage</text:span> in potential solutions, and <text:span text:style-name="T1">driving execution</text:span> to successful deployment.</text:p>
      <text:h text:style-name="Heading_20_2" text:outline-level="2" text:is-list-header="true"><text:soft-page-break/>EXPERIENCE</text:h>
      <text:p text:style-name="Standard"/>
      <text:p text:style-name="P6">Ivanti, Salt Lake City, UT — <text:span text:style-name="T5">Fully Remote Senior Software Engineer</text:span> — Nov. 2021 – July 2024</text:p>
      <text:p text:style-name="Standard"/>
      <text:p text:style-name="Standard">Using modern C++ on Linux:</text:p>
      <text:list text:style-name="L2">
        <text:list-item>
          <text:p text:style-name="P7">supported / augmented / enhanced in-house SDK for cross-platform patch management</text:p>
        </text:list-item>
      </text:list>
      <text:list text:style-name="L3">
        <text:list-item>
          <text:p text:style-name="P8">supported and tested legacy (content-based) C++ Linux patch engine</text:p>
        </text:list-item>
        <text:list-item>
          <text:p text:style-name="P9">developed a framework for new generation (content-less) patch engine including</text:p>
          <text:list>
            <text:list-item>
              <text:p text:style-name="P9">composite pattern to decouple steps from driving algorithm</text:p>
            </text:list-item>
            <text:list-item>
              <text:p text:style-name="P8">algorithm calculating package state of machine before and after operation</text:p>
            </text:list-item>
            <text:list-item>
              <text:p text:style-name="P8">abstraction so that algorithm was wholly decoupled from the operation itself</text:p>
            </text:list-item>
            <text:list-item>
              <text:p text:style-name="P8">state management to handle interruptions in any step</text:p>
            </text:list-item>
            <text:list-item>
              <text:p text:style-name="P8">reboot scheduling / management and resume capabilities</text:p>
            </text:list-item>
            <text:list-item>
              <text:p text:style-name="P8">full test-drive mode handling canned responses for selected steps </text:p>
            </text:list-item>
          </text:list>
        </text:list-item>
      </text:list>
      <text:p text:style-name="Standard"><text:span text:style-name="T6">U</text:span>sing docker and compose specifications for ever-growing set of Linux distributions developed:</text:p>
      <text:list text:style-name="L4">
        <text:list-item>
          <text:p text:style-name="P10">(compile|build|package|publish)-as-a-command from a single host</text:p>
        </text:list-item>
        <text:list-item>
          <text:p text:style-name="P10">validation tests for each target distribution</text:p>
        </text:list-item>
        <text:list-item>
          <text:p text:style-name="P10">build artifacts published to an arbitrary mounted data store</text:p>
        </text:list-item>
        <text:list-item>
          <text:p text:style-name="P10">specifications for X11, debug, and other developer chosen tools</text:p>
        </text:list-item>
        <text:list-item>
          <text:p text:style-name="P10">sets of configuration-as-code specifications <text:span text:style-name="T7">for local </text:span><text:span text:style-name="T8">and </text:span><text:span text:style-name="T7">orchestrator </text:span><text:span text:style-name="T8">deploy</text:span></text:p>
        </text:list-item>
      </text:list>
      <text:p text:style-name="Standard">Other Accomplishments:</text:p>
      <text:list text:style-name="L5">
        <text:list-item>
          <text:p text:style-name="P11">championed and led weekly knowledge exchange meetings among teammates and with other invited teams' members</text:p>
        </text:list-item>
      </text:list>
      <text:p text:style-name="Standard"><text:span text:style-name="T9">Tools/Skills:</text:span> <text:span text:style-name="T5">C++, Linux, day-to-day machine Ubuntu LTS, docker, docker-compose, cmake / make, gdb, design patterns.</text:span></text:p>
      <text:p text:style-name="Standard"/>
      <text:p text:style-name="P6">Mersive, Denver, CO — <text:span text:style-name="T5">Senior Software Engineer </text:span>— Feb. 2020 – July 2021</text:p>
      <text:p text:style-name="Standard"/>
      <text:p text:style-name="Standard">Using Python, connexion and openapi / swagger specifications:</text:p>
      <text:list text:style-name="L6">
        <text:list-item>
          <text:p text:style-name="P12">productized location service from data-scientist prototype</text:p>
        </text:list-item>
        <text:list-item>
          <text:p text:style-name="P12">SAML integration with identity providers</text:p>
        </text:list-item>
        <text:list-item>
          <text:p text:style-name="P12"><text:bookmark-start text:name="__DdeLink__1638_2360084685"/>developed <text:span text:style-name="T10">pandemic </text:span>‘workplace wellness‘ service for safe resource scheduling / utilization<text:bookmark-end text:name="__DdeLink__1638_2360084685"/></text:p>
        </text:list-item>
      </text:list>
      <text:p text:style-name="Standard">Using docker and compose specifications:</text:p>
      <text:list text:style-name="L7">
        <text:list-item>
          <text:p text:style-name="P13">drove / influenced cloud techniques migrating a monolithic cloud distributed system to a micro-service-oriented solution</text:p>
        </text:list-item>
        <text:list-item>
          <text:p text:style-name="P13">developed and presented docker-based tools for front-end developers for <text:span text:style-name="T11">t</text:span>esting</text:p>
        </text:list-item>
      </text:list>
      <text:p text:style-name="Standard"><text:span text:style-name="T12">O</text:span>ther Accomplishments:</text:p>
      <text:list text:style-name="L8">
        <text:list-item>
          <text:p text:style-name="P14">championed and led weekly knowledge exchange meetings among teammates</text:p>
        </text:list-item>
      </text:list>
      <text:p text:style-name="Standard"><text:span text:style-name="T5">Tools/Skills: Python, flask / connexion, docker, docker-compose, git, gcp, k8s, drone</text:span></text:p>
      <text:p text:style-name="Standard"/>
      <text:p text:style-name="P15">JumpCloud, Boulder, CO — Senior Software Engineer — July 2018 – Jan. 2020</text:p>
      <text:p text:style-name="Standard"/>
      <text:p text:style-name="Standard">Using nodejs and go supported / augmented / enhanced:</text:p>
      <text:list text:style-name="L9">
        <text:list-item>
          <text:p text:style-name="P16">web microservices for cloud-based active directory service</text:p>
        </text:list-item>
        <text:list-item>
          <text:p text:style-name="P16">backend directory functionality</text:p>
        </text:list-item>
        <text:list-item>
          <text:p text:style-name="P16">directory microservice integration with external services (gsuite)</text:p>
        </text:list-item>
      </text:list>
      <text:p text:style-name="Standard">Other Accomplishments:</text:p>
      <text:list text:style-name="L10">
        <text:list-item>
          <text:p text:style-name="P17">performed some lead and product owner roles for team</text:p>
        </text:list-item>
        <text:list-item>
          <text:p text:style-name="P17">worked with newly onboarded TPM role to fast-track understanding and provide much needed Product Management input to the team</text:p>
        </text:list-item>
      </text:list>
      <text:p text:style-name="P18">Tools/Skills: nodejs, golang, linux, backend, docker, docker-compose, bash, grpc, mongo, postgres, github, agile, ldap, gsuite, o365, intellij / golang / datagrip, robo3t, apache directory studio, aws</text:p>
      <text:p text:style-name="P18"/>
      <text:p text:style-name="P6">Alteryx, Broomfield, CO — Senior Software Engineer — Oct. 2017 – June 2018</text:p>
      <text:p text:style-name="Standard"/>
      <text:p text:style-name="Standard">Using C++ on Windows and Linux:</text:p>
      <text:list text:style-name="L11">
        <text:list-item>
          <text:p text:style-name="P19">supported / augmented / enhanced analytics engine application</text:p>
        </text:list-item>
        <text:list-item>
          <text:p text:style-name="P19">ported plugins from legacy engine format</text:p>
        </text:list-item>
      </text:list>
      <text:p text:style-name="Standard">Championed:</text:p>
      <text:list text:style-name="L12">
        <text:list-item>
          <text:p text:style-name="P20">move to formal code reviews</text:p>
        </text:list-item>
        <text:list-item>
          <text:p text:style-name="P20">transparent use of docker containers for QA testing on Windows</text:p>
        </text:list-item>
        <text:list-item>
          <text:p text:style-name="P20">Linux port analysis, troubleshooting, and container testing</text:p>
        </text:list-item>
      </text:list>
      <text:p text:style-name="Standard">Other Accomplishments:</text:p>
      <text:list text:style-name="L13">
        <text:list-item>
          <text:p text:style-name="P21">recruited members and chartered an internal Toastmasters International club</text:p>
          <text:list>
            <text:list-item>
              <text:p text:style-name="P21">acted as Club President recruiting and training other officers</text:p>
            </text:list-item>
          </text:list>
        </text:list-item>
      </text:list>
      <text:p text:style-name="P18">Tools/Skills: visual studio, C++, code collaborator, docker, linux, agile</text:p>
      <text:p text:style-name="Standard"/>
      <text:p text:style-name="P6">MassRoots, Denver, CO — Senior Software Engineer — <text:span text:style-name="T13">M</text:span>ay 2017 – July 2017</text:p>
      <text:p text:style-name="Standard"/>
      <text:p text:style-name="Standard">Using golang:</text:p>
      <text:list text:style-name="L14">
        <text:list-item>
          <text:p text:style-name="P22">rewrite a specialized social network to be more scalable</text:p>
        </text:list-item>
        <text:list-item>
          <text:p text:style-name="P22">developed behavior-driven-development test suite for rewrite</text:p>
        </text:list-item>
      </text:list>
      <text:p text:style-name="Standard">Other Accomplishments:</text:p>
      <text:list text:style-name="L15">
        <text:list-item>
          <text:p text:style-name="P23">Identified as Manager for Community team -- company ran out of money; engineering team dissolved.</text:p>
        </text:list-item>
      </text:list>
      <text:p text:style-name="P18">Tools/Skills: linux, microservices, containers, intellij / goland, firebase, android</text:p>
      <text:p text:style-name="Standard"/>
      <text:p text:style-name="P6">NexGen Storage/Pivot3, Louisville, CO — Senior Software Engineer — Apr<text:span text:style-name="T14">il</text:span> <text:span text:style-name="T14">20</text:span>14 – May <text:span text:style-name="T14">20</text:span>17</text:p>
      <text:p text:style-name="Standard"/>
      <text:p text:style-name="Standard">Using C++ on high-performance Linux storage processor:</text:p>
      <text:list text:style-name="L16">
        <text:list-item>
          <text:p text:style-name="P24"><text:s/>led research on next generation QoS algorithm</text:p>
        </text:list-item>
        <text:list-item>
          <text:p text:style-name="P24">developed framework for using different QoS algorithms</text:p>
        </text:list-item>
        <text:list-item>
          <text:p text:style-name="P24">gathering and visualization of IoB metrics</text:p>
        </text:list-item>
      </text:list>
      <text:p text:style-name="P18">Tools/Skills: C++, linux, R, shiny, java, bash</text:p>
      <text:p text:style-name="Standard"><text:s/></text:p>
      <text:p text:style-name="P25">Cisco, Denver, CO — Senior Software Engineer — April 2008 – April 2014</text:p>
      <text:list text:style-name="L17">
        <text:list-item>
          <text:p text:style-name="P26">C++ on Linux on Jabber / XMPP server features.</text:p>
        </text:list-item>
        <text:list-item>
          <text:p text:style-name="P26">Python on Linux for unit / functional tests of Jabber / XMPP server.</text:p>
        </text:list-item>
        <text:list-item>
          <text:p text:style-name="P26">Java on Android for Cisco Spark application (2nd member of initial team).</text:p>
        </text:list-item>
      </text:list>
      <text:p text:style-name="P18">Tools/Skills: C++, python, java, android</text:p>
      <text:p text:style-name="Standard"/>
      <text:p text:style-name="P6">Aztek Networks, Boulder, CO — Senior Software Engineer — July 2007 – April 2008</text:p>
      <text:list text:style-name="L18">
        <text:list-item>
          <text:p text:style-name="P27">Led initial software portion of new, from scratch, line-switch project.</text:p>
        </text:list-item>
        <text:list-item>
          <text:p text:style-name="P27">C++ on Linux on emergency telephone switch.</text:p>
        </text:list-item>
        <text:list-item>
          <text:p text:style-name="P27">Javascript / PHP for full-stack UI port / redesign for ported VOIP switch.</text:p>
        </text:list-item>
      </text:list>
      <text:p text:style-name="P18">Tools/Skills: C++, php, javascript</text:p>
      <text:p text:style-name="Standard"/>
      <text:p text:style-name="P6">Xpedite / Premiere Global, Boulder, CO — Senior Software Engineer — Oct. 1998 – July 2007</text:p>
      <text:list text:style-name="L19">
        <text:list-item>
          <text:p text:style-name="P28">Lead on scripting and session manage<text:span text:style-name="T15">r</text:span> components from design to integration to deployment.</text:p>
        </text:list-item>
        <text:list-item>
          <text:p text:style-name="P28">C++ on SCO and Linux on scripting and session management components of telephony server.</text:p>
        </text:list-item>
        <text:list-item>
          <text:p text:style-name="P28">Created proprietary scripting language for specialized call flows.</text:p>
        </text:list-item>
        <text:list-item>
          <text:p text:style-name="P28">Wrote tooling and application framework for common component processes.</text:p>
        </text:list-item>
      </text:list>
      <text:p text:style-name="P29">Tools/Skills: C++, sco, linux, telephony</text:p>
      <text:p text:style-name="Standard"/>
      <text:p text:style-name="P6">Bendata, Colorado Springs, CO — Senior Software Engineer — Jan. 1997 – Oct. 1998</text:p>
      <text:list text:style-name="L20">
        <text:list-item>
          <text:p text:style-name="P30">C++ on Windows on GUI components of Help Desk software.</text:p>
        </text:list-item>
        <text:list-item>
          <text:p text:style-name="P30">Developed dockable window framework in proprietary windowing library.</text:p>
        </text:list-item>
      </text:list>
      <text:p text:style-name="P18">Tools/Skills: C++, glyphs</text:p>
      <text:p text:style-name="Standard"/>
      <text:p text:style-name="P6"><text:span text:style-name="T16">A</text:span>uto-trol, Denver, CO — Software Engineer — March 1995 – Jan. 1997</text:p>
      <text:list text:style-name="L21">
        <text:list-item>
          <text:p text:style-name="P31">C++ on HPUX and Solaris on 3D modeling visualization tool.</text:p>
        </text:list-item>
        <text:list-item>
          <text:p text:style-name="P31">Developed framework around X-window spec. for windowing and event dispatching.</text:p>
        </text:list-item>
        <text:list-item>
          <text:p text:style-name="P31">C++ on Windows on extending test suite.</text:p>
        </text:list-item>
      </text:list>
      <text:p text:style-name="P18">Tools/Skills: C++, hpux, solaris, emacs</text:p>
      <text:p text:style-name="Standard"/>
      <text:p text:style-name="P32">GA Sullivan, St. Louis, MO — Consultant — August 1994 - March 1995</text:p>
      <text:list text:style-name="L22">
        <text:list-item>
          <text:p text:style-name="P33">C++ on Windows on client cataloging application.</text:p>
        </text:list-item>
        <text:list-item>
          <text:p text:style-name="P33">Nantucket Clipper for insurance company claims software.</text:p>
        </text:list-item>
        <text:list-item>
          <text:p text:style-name="P33">C on Windows on corporate travel agency software.</text:p>
        </text:list-item>
        <text:list-item>
          <text:p text:style-name="P33">Extended Clipper application for multiple users on a network</text:p>
        </text:list-item>
      </text:list>
      <text:p text:style-name="Standard"><text:span text:style-name="T5">Tools/Skills: C++, clipper, consulting</text:span></text:p>
      <text:p text:style-name="Standard"/>
      <text:h text:style-name="P34" text:outline-level="2"/>
      <text:h text:style-name="P35" text:outline-level="2">EDUCATION</text:h>
      <text:p text:style-name="Standard"/>
      <text:p text:style-name="P36">Kansas State University, Manhattan, KS — <text:span text:style-name="T17">Master of Science</text:span> — <text:span text:style-name="T18">1992-1994</text:span></text:p>
      <text:list text:style-name="L23">
        <text:list-item>
          <text:p text:style-name="P37">Master of Science in Computer Science (3.7/<text:span text:style-name="T19">4.0</text:span>)</text:p>
        </text:list-item>
        <text:list-item>
          <text:p text:style-name="P38"><text:span text:style-name="T20">Coursework 1992-1994</text:span></text:p>
        </text:list-item>
        <text:list-item>
          <text:p text:style-name="P38">Defense: 1998</text:p>
        </text:list-item>
        <text:list-item>
          <text:p text:style-name="P39">Project: Compiler for Object Metric Analysis</text:p>
          <text:list>
            <text:list-item>
              <text:p text:style-name="P39">measuring the object-oriented-ness of C++ code.</text:p>
            </text:list-item>
          </text:list>
        </text:list-item>
      </text:list>
      <text:p text:style-name="Standard"/>
      <text:p text:style-name="P36">Fort Hays State University, Hays, KS — <text:span text:style-name="T17">Bachelor of Science — </text:span><text:span text:style-name="T21">1988-1992</text:span></text:p>
      <text:list text:style-name="L24">
        <text:list-item>
          <text:p text:style-name="P40">Bachelor of Science in Mathematics <text:span text:style-name="T17">(3.8/</text:span><text:span text:style-name="T19">4.0</text:span><text:span text:style-name="T17">)</text:span></text:p>
          <text:list>
            <text:list-item>
              <text:p text:style-name="P40">Computer Science emphasis</text:p>
            </text:list-item>
            <text:list-item>
              <text:p text:style-name="P40">Management Information Systems minor</text:p>
            </text:list-item>
          </text:list>
        </text:list-item>
        <text:list-item>
          <text:p text:style-name="P40">Senior Project / Presentation: Object-Oriented Programming</text:p>
        </text:list-item>
      </text:list>
      <text:h text:style-name="P41" text:outline-level="2"><text:span text:style-name="T22">WORDS</text:span><text:span text:style-name="T23"><text:line-break/><text:line-break/>C++ <text:s/>– <text:s/>modern-C++ <text:s/>– <text:s/>gdb <text:s/>– <text:s/>OOD / OOP <text:s/>– <text:s/>templates <text:s/>– <text:s/>lambdas <text:s/>– <text:s/>threading <text:s/>– <text:s/>microservices <text:s/>– <text:s/>atomic-operations <text:s/>– <text:s/>Linux <text:s/>– <text:s/>Ubuntu <text:s/>– <text:s/>Redhat <text:s/>– <text:s/>docker <text:s/>– <text:s/>containerization <text:s/>– <text:s/></text:span><text:span text:style-name="T24">control groups <text:s/>– <text:s/>lxc</text:span><text:span text:style-name="T23"> <text:s/>– <text:s/>proxmox <text:s/>– <text:s/>virtualization <text:s/>– <text:s/>qemu / kvm / vmware <text:s/>– <text:s/>kubernetes <text:s/>– <text:s/>BASH <text:s/>– <text:s/>IPC <text:s/>– <text:s/>git <text:s/>– <text:s/>REST <text:s/>– <text:s/>Python <text:s/>– <text:s/>SaaS <text:s/>– <text:s/>backend <text:s/>– <text:s/>json <text:s/>– <text:s/>xml<text:line-break/><text:line-break/>computational-complexity <text:s/>– <text:s/>efficiency-management <text:s/>– <text:s/>requirements analysis <text:s/>– <text:s/>planning <text:s/>– <text:s/>measurement <text:s/>– <text:s/>metrics <text:s/>– <text:s/>trends <text:s/>– <text:s/>engaging-presentations <text:s/>– <text:s/>EQ <text:s/>– <text:s/>mindfulness <text:s/>– <text:s/>intrinsic / extrinsic-benefits<text:line-break/><text:line-break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6d19" officeooo:paragraph-rsid="001c6d19"/>
    </style:style>
    <style:style style:name="MP2" style:family="paragraph" style:parent-style-name="Footer">
      <style:paragraph-properties fo:text-align="center" style:justify-single-word="false"/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start" style:justify-single-word="false"/>
      <style:text-properties fo:color="#808080" loext:opacity="100%" officeooo:paragraph-rsid="00312e06"/>
    </style:style>
    <style:style style:name="MT1" style:family="text">
      <style:text-properties fo:color="#808080" loext:opacity="100%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000080" loext:opacity="100%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officeooo:rsid="00287d04"/>
    </style:style>
    <style:style style:name="MT4" style:family="text">
      <style:text-properties officeooo:rsid="00312e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rrell Piner <text:s text:c="45"/>+1 (303) 578-0035 <text:s text:c="26"/></text:span><text:a xlink:type="simple" xlink:href="mailto:darpin1963@gmail.com" text:style-name="Internet_20_link" text:visited-style-name="Visited_20_Internet_20_Link"><text:span text:style-name="MT2">darpin1963@gmail.co</text:span></text:a><text:span text:style-name="MT1">m</text:span></text:p>
      </style:header>
      <style:header-first>
        <text:p text:style-name="Header_20_left"/>
      </style:header-first>
      <style:footer>
        <text:p text:style-name="MP2"><text:page-number text:select-page="current">5</text:page-number><text:s/><text:span text:style-name="MT3">of </text:span><text:span text:style-name="MT3"><text:page-count>5</text:page-count></text:span></text:p>
      </style:footer>
      <style:footer-first>
        <text:p text:style-name="MP3"><text:span text:style-name="MT4">github.com/darpin/darpinresume/ <text:s text:c="102"/></text:span><text:page-number text:select-page="current">1</text:page-number><text:s/><text:span text:style-name="MT3">of </text:span><text:span text:style-name="MT3"><text:page-count>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48:39.686665681</meta:creation-date>
    <meta:generator>LibreOffice/24.8.1.2$Linux_X86_64 LibreOffice_project/87fa9aec1a63e70835390b81c40bb8993f1d4ff6</meta:generator>
    <dc:date>2024-10-03T11:04:42.473912970</dc:date>
    <meta:editing-duration>PT1H15M50S</meta:editing-duration>
    <meta:editing-cycles>28</meta:editing-cycles>
    <meta:print-date>2024-10-03T11:05:37.011026538</meta:print-date>
    <meta:document-statistic meta:table-count="0" meta:image-count="0" meta:object-count="0" meta:page-count="5" meta:paragraph-count="136" meta:word-count="1325" meta:character-count="9537" meta:non-whitespace-character-count="8047"/>
  </office:meta>
</office:document-meta>
</file>